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Iter.PropIter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PropertySet.addAll( DavPropertySet p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ter.see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vPropertySet.remove( DavProperty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add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get( DavProperty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contains( DavProperty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remove( String 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addContent( Object content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It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ter.Prop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ter.next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vPropertySet.get( String 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iterator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t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PropertySet.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Se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t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